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EC0000028ACC4EE50B98BA7E60.png" manifest:media-type="image/png"/>
  <manifest:file-entry manifest:full-path="Pictures/1000000000000427000002C55B2B666636BFF0A7.png" manifest:media-type="image/png"/>
  <manifest:file-entry manifest:full-path="Pictures/10000000000002760000016831DCDA70602684E1.png" manifest:media-type="image/png"/>
  <manifest:file-entry manifest:full-path="Pictures/100002010000041A000002581822FA8D7CC7935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499cm" svg:height="5.502cm" svg:x="1.137cm" svg:y="7.436cm">
          <draw:image xlink:href="Pictures/10000201000003EC0000028ACC4EE50B98BA7E60.png" xlink:type="simple" xlink:show="embed" xlink:actuate="onLoad" loext:mime-type="image/png">
            <text:p/>
          </draw:image>
        </draw:frame>
        <draw:frame draw:style-name="gr2" draw:text-style-name="P1" draw:layer="layout" svg:width="8.999cm" svg:height="6.001cm" svg:x="1.018cm" svg:y="1.095cm">
          <draw:image xlink:href="Pictures/1000000000000427000002C55B2B666636BFF0A7.png" xlink:type="simple" xlink:show="embed" xlink:actuate="onLoad" loext:mime-type="image/png">
            <text:p/>
          </draw:image>
        </draw:frame>
        <draw:frame draw:style-name="gr2" draw:text-style-name="P1" draw:layer="layout" svg:width="8.889cm" svg:height="5.079cm" svg:x="1.001cm" svg:y="13.701cm">
          <draw:image xlink:href="Pictures/100002010000041A000002581822FA8D7CC7935D.png" xlink:type="simple" xlink:show="embed" xlink:actuate="onLoad" loext:mime-type="image/png">
            <text:p/>
          </draw:image>
        </draw:frame>
        <draw:frame draw:style-name="gr2" draw:text-style-name="P1" draw:layer="layout" svg:width="8.888cm" svg:height="5.078cm" svg:x="1.129cm" svg:y="19.671cm">
          <draw:image xlink:href="Pictures/10000000000002760000016831DCDA70602684E1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print-date>2020-06-27T17:46:39.056000000</meta:print-date>
    <dc:date>2020-06-28T02:54:38.474000000</dc:date>
    <meta:editing-duration>PT9H26S</meta:editing-duration>
    <meta:editing-cycles>1</meta:editing-cycles>
    <meta:document-statistic meta:object-count="4"/>
    <meta:generator>LibreOffice/6.1.0.3$Windows_X86_64 LibreOffice_project/efb621ed25068d70781dc026f7e9c5187a4decd1</meta:generator>
  </office:meta>
</office:document-meta>
</file>